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P27" style:family="paragraph" style:parent-style-name="Standard" style:list-style-name="L1">
      <style:text-properties fo:color="#000000" loext:opacity="100%" officeooo:rsid="003251dc" officeooo:paragraph-rsid="003251dc"/>
    </style:style>
    <style:style style:name="P28" style:family="paragraph" style:parent-style-name="Standard" style:list-style-name="L1">
      <style:text-properties fo:color="#000000" loext:opacity="100%" officeooo:rsid="003339d6" officeooo:paragraph-rsid="003339d6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2890254348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12898956243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2363483459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7">The background property</text:p>
              </text:list-item>
              <text:list-item>
                <text:p text:style-name="P28">Position Elements by Floating</text:p>
              </text:list-item>
              <text:list-item>
                <text:p text:style-name="P28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1289895569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81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673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676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681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3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679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35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00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89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630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658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03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1289895598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5:58:00.522000000</dc:date>
    <meta:editing-duration>PT6H2M47S</meta:editing-duration>
    <meta:editing-cycles>28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2" meta:word-count="143" meta:character-count="836" meta:non-whitespace-character-count="748"/>
  </office:meta>
</office:document-meta>
</file>